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249a"/>
    </style:style>
    <style:style style:name="P2" style:family="paragraph" style:parent-style-name="Standard">
      <style:text-properties officeooo:rsid="0018249a" officeooo:paragraph-rsid="0018249a"/>
    </style:style>
    <style:style style:name="P3" style:family="paragraph" style:parent-style-name="Standard">
      <style:text-properties officeooo:rsid="0018249a" officeooo:paragraph-rsid="0018249a"/>
    </style:style>
    <style:style style:name="P4" style:family="paragraph" style:parent-style-name="Standard">
      <style:text-properties officeooo:rsid="001a148a" officeooo:paragraph-rsid="001a148a"/>
    </style:style>
    <style:style style:name="P5" style:family="paragraph" style:parent-style-name="Text_20_body">
      <style:text-properties officeooo:paragraph-rsid="0019c07e"/>
    </style:style>
    <style:style style:name="P6" style:family="paragraph" style:parent-style-name="Text_20_body">
      <style:text-properties officeooo:rsid="001a148a" officeooo:paragraph-rsid="001a148a"/>
    </style:style>
    <style:style style:name="P7" style:family="paragraph" style:parent-style-name="Text_20_body">
      <style:text-properties officeooo:rsid="001a148a" officeooo:paragraph-rsid="001b977a"/>
    </style:style>
    <style:style style:name="P8" style:family="paragraph" style:parent-style-name="Text_20_body">
      <style:text-properties officeooo:rsid="001a148a" officeooo:paragraph-rsid="001cd075"/>
    </style:style>
    <style:style style:name="P9" style:family="paragraph" style:parent-style-name="Text_20_body">
      <style:text-properties officeooo:rsid="001a148a" officeooo:paragraph-rsid="001d45e4"/>
    </style:style>
    <style:style style:name="P10" style:family="paragraph" style:parent-style-name="Text_20_body">
      <style:text-properties officeooo:rsid="001a148a" officeooo:paragraph-rsid="001dc28c"/>
    </style:style>
    <style:style style:name="P11" style:family="paragraph" style:parent-style-name="Text_20_body">
      <style:text-properties officeooo:rsid="001a148a" officeooo:paragraph-rsid="001e9a5b"/>
    </style:style>
    <style:style style:name="P12" style:family="paragraph" style:parent-style-name="Text_20_body">
      <style:text-properties officeooo:rsid="001b977a" officeooo:paragraph-rsid="001b977a"/>
    </style:style>
    <style:style style:name="T1" style:family="text">
      <style:text-properties officeooo:rsid="0018249a"/>
    </style:style>
    <style:style style:name="T2" style:family="text">
      <style:text-properties officeooo:rsid="0019c07e"/>
    </style:style>
    <style:style style:name="T3" style:family="text">
      <style:text-properties officeooo:rsid="001b977a"/>
    </style:style>
    <style:style style:name="T4" style:family="text">
      <style:text-properties officeooo:rsid="001cd075"/>
    </style:style>
    <style:style style:name="T5" style:family="text">
      <style:text-properties officeooo:rsid="001d45e4"/>
    </style:style>
    <style:style style:name="T6" style:family="text">
      <style:text-properties officeooo:rsid="001dc28c"/>
    </style:style>
    <style:style style:name="T7" style:family="text">
      <style:text-properties officeooo:rsid="001e9a5b"/>
    </style:style>
    <style:style style:name="T8" style:family="text">
      <style:text-properties officeooo:rsid="001f1f94"/>
    </style:style>
    <style:style style:name="T9" style:family="text">
      <style:text-properties officeooo:rsid="001f3a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<text:span text:style-name="Strong_20_Emphasis">Noēra</text:span> </text:p>
      <text:p text:style-name="P5"><text:span text:style-name="Strong_20_Emphasis">Intelterna</text:span> <text:span text:style-name="T2"><text:s text:c="2"/></text:span></text:p>
      <text:p text:style-name="P5"/>
      <text:p text:style-name="Horizontal_20_Line"/>
      <text:p text:style-name="Text_20_body"/>
      <text:p text:style-name="P1"><text:span text:style-name="T1">O</text:span>bjetivo<text:span text:style-name="T1"> general del libro</text:span>:</text:p>
      <text:p text:style-name="Standard"/>
      <text:p text:style-name="Standard">el objetivo es responder a preguntas acerca de <text:span text:style-name="T1">nuestra propia</text:span> existencia.</text:p>
      <text:p text:style-name="Standard"><text:span text:style-name="T1">Tales</text:span> como:</text:p>
      <text:p text:style-name="P1">- porque vivimos? </text:p>
      <text:p text:style-name="P1"><text:span text:style-name="T1">- </text:span>porque morimos? </text:p>
      <text:p text:style-name="P1"><text:span text:style-name="T1">- </text:span>cual es el sentido de la vida? </text:p>
      <text:p text:style-name="P1"><text:span text:style-name="T1">-</text:span> tenemos una mission que cumplir? </text:p>
      <text:p text:style-name="P1"><text:span text:style-name="T1">- </text:span>existe un ser superior que <text:span text:style-name="T1">disena y </text:span>cre<text:span text:style-name="T1">a</text:span> a todos los seres vivientes? </text:p>
      <text:p text:style-name="P1"><text:span text:style-name="T1">- </text:span>entre otras<text:span text:style-name="T1">.</text:span></text:p>
      <text:p text:style-name="P2"/>
      <text:p text:style-name="P2">Metodologia:</text:p>
      <text:p text:style-name="P2"/>
      <text:p text:style-name="P4">Responderemos a estas preguntas <text:span text:style-name="T1">analizando el funcionamiento de una maquina de calculo que simula </text:span>a <text:span text:style-name="T1">la vida en accion</text:span>, y que nos mostrara <text:span text:style-name="T1">a la vida como un sistema inteligente capaz de resolver problemas logico</text:span><text:span text:style-name="T2">s</text:span><text:span text:style-name="T1"> automaticamente.</text:span></text:p>
      <text:p text:style-name="P4"/>
      <text:p text:style-name="Horizontal_20_Line"/>
      <text:p text:style-name="Text_20_body"/>
      <text:p text:style-name="P12">Construiremos el sistema inteligente utilizando los siguientes elementos:</text:p>
      <text:p text:style-name="P6">- ADN, utilizado como memoria<text:span text:style-name="T3"> del sistema</text:span>, continen los datos que seran procesados<text:span text:style-name="T3">, y funciona como una memoria de solo lectura.</text:span></text:p>
      <text:p text:style-name="P7">- Reproduccion, utilizado como <text:span text:style-name="T3">mecanismo </text:span>procesador<text:span text:style-name="T3">.</text:span></text:p>
      <text:p text:style-name="P7"><text:span text:style-name="T3">Durante la reproduccion, </text:span>los datos contenidos en el ADN son modificados<text:span text:style-name="T3">, </text:span>aplica<text:span text:style-name="T3">ndo</text:span> un metodo<text:span text:style-name="T3">,</text:span> para crear una nueva cadena de ADN, similar a la original pero no igual. </text:p>
      <text:p text:style-name="P7"><text:span text:style-name="T3">E</text:span>l metodo varia con el problema que se quiere resolver<text:span text:style-name="T3">.</text:span></text:p>
      <text:p text:style-name="P8">- Individuos, son <text:span text:style-name="T4">los</text:span> bloque<text:span text:style-name="T4">s</text:span> de construccion del sistema, <text:span text:style-name="T4">y su unico componente.</text:span></text:p>
      <text:p text:style-name="P9"><text:span text:style-name="T4">C</text:span>ontienen el ADN con los datos y se reproducen. </text:p>
      <text:p text:style-name="P9"><text:span text:style-name="T5">C</text:span>umplen con un ciclo de vida<text:span text:style-name="T5">.</text:span></text:p>
      <text:p text:style-name="P6">- Ciclo de vida, <text:span text:style-name="T5">(nacer-reproducirse-morir), </text:span>rutina de funcionamiento de la maquina.</text:p>
      <text:p text:style-name="P6"/>
      <text:p text:style-name="P6"><text:soft-page-break/></text:p>
      <text:p text:style-name="P6">resumen de funcionamiento:</text:p>
      <text:p text:style-name="P6">- los datos contenidos en el ADN se procesan generacion tras generacion, el proceso avanza SOLO UN PASO en el calculo con cada generacion.</text:p>
      <text:p text:style-name="Horizontal_20_Line"/>
      <text:p text:style-name="Text_20_body"/>
      <text:p text:style-name="P6">ejemplo:</text:p>
      <text:p text:style-name="P6">- problema a resolver:</text:p>
      <text:p text:style-name="P6">sobre un tablero de ajedrez, de 8 por 8 casillas, colocaremos un ficha.</text:p>
      <text:p text:style-name="P10">las casillas del tablero seran referenciadas con un nombre compuesto por una letra y un numero, tales como 'A1' o 'E5', en donde letras<text:span text:style-name="T6"> y </text:span>numeros referencian filas y columnas.</text:p>
      <text:p text:style-name="P10">Un movimiento valido desplaza la ficha a una distancia de una casilla<text:span text:style-name="T6">.</text:span></text:p>
      <text:p text:style-name="P6">queremos que la maquina averigue</text:p>
      <text:p text:style-name="P6">cual es el camino que la ficha debe recorrer para <text:span text:style-name="T6">ir desde la casilla 'A1' hasta </text:span>la casilla 'H8'?</text:p>
      <text:p text:style-name="P6"/>
      <text:p text:style-name="P6"/>
      <text:p text:style-name="P6"/>
      <text:p text:style-name="P6">-----------------------------------</text:p>
      <text:p text:style-name="P6"/>
      <text:p text:style-name="P6">Individuo (abstraccion logica)</text:p>
      <text:p text:style-name="P6">{</text:p>
      <text:p text:style-name="P6"><text:tab/>ADN - debe contener la siguiente informacion:</text:p>
      <text:p text:style-name="P6"><text:tab/>{</text:p>
      <text:p text:style-name="P6"><text:tab/><text:tab/>- posicion= la posicion actual de la ficha sobre el tablero (ejemplo: 'A1'), llamaremos a este dato 'posicion'</text:p>
      <text:p text:style-name="P6"><text:tab/><text:tab/>- lista de antepasados= un listado conteniendo las posiciones sobre el tablero de sus antepasados (ejemplo: 'A1-B2-C3-B2'), llamaremos a este dato 'lista de antepasados'</text:p>
      <text:p text:style-name="P6"><text:tab/>}</text:p>
      <text:p text:style-name="P6"><text:tab/>Reproduccion:</text:p>
      <text:p text:style-name="P6"><text:tab/>{</text:p>
      <text:p text:style-name="P6"><text:tab/><text:tab/>- objetivo= generar un hijo por cada movimiento valido desde la posicion actual</text:p>
      <text:p text:style-name="P6"><text:soft-page-break/><text:tab/><text:tab/>- metodo= por cada movimiento valido crea un hijo grabando la siguiente informacion en el ADN: </text:p>
      <text:p text:style-name="P6"><text:tab/><text:tab/><text:tab/>1- posicion= la nueva posicion de la ficha sobre el tablero que resulta de un movimiento valido</text:p>
      <text:p text:style-name="P6"><text:tab/><text:tab/><text:tab/>2- lista de antepasados= copia su lista de antepasados a la que concatena su propia posicion</text:p>
      <text:p text:style-name="P6"><text:tab/><text:tab/>- resultado= devuelve una lista con todos los hijos posibles</text:p>
      <text:p text:style-name="P6"><text:tab/>}</text:p>
      <text:p text:style-name="P6">}</text:p>
      <text:p text:style-name="P6"/>
      <text:p text:style-name="P6">-------------</text:p>
      <text:p text:style-name="P6"/>
      <text:p text:style-name="P6"/>
      <text:p text:style-name="P6">ejemplo de reproduccion: (solo se muestra uno de los hijos posibles)</text:p>
      <text:p text:style-name="P6"/>
      <text:p text:style-name="P6">padre</text:p>
      <text:p text:style-name="P6">{</text:p>
      <text:p text:style-name="P6">posicion='C3'</text:p>
      <text:p text:style-name="P6">lista de antepasados='A1-B2'</text:p>
      <text:p text:style-name="P6">}</text:p>
      <text:p text:style-name="P6"/>
      <text:p text:style-name="P6">hijo</text:p>
      <text:p text:style-name="P6">{</text:p>
      <text:p text:style-name="P6">posicion='D4'</text:p>
      <text:p text:style-name="P6">lista de antepasados='A1-B2-C3'</text:p>
      <text:p text:style-name="P6">}</text:p>
      <text:p text:style-name="P6"/>
      <text:p text:style-name="P6"/>
      <text:p text:style-name="P6">-----------------------------</text:p>
      <text:p text:style-name="P6"/>
      <text:p text:style-name="P6"/>
      <text:p text:style-name="P6"><text:soft-page-break/></text:p>
      <text:p text:style-name="P6">el individuo tiene un ciclo de vida que consiste en 'nacer-reproducirse-morir'.</text:p>
      <text:p text:style-name="P11"><text:span text:style-name="T8">Despues de nacer</text:span> generara todos los hijos posibles<text:span text:style-name="T7"> en </text:span><text:span text:style-name="T8">la siguiente</text:span><text:span text:style-name="T7"> generacion</text:span><text:span text:style-name="T8">, y</text:span> <text:span text:style-name="T7">morira.</text:span></text:p>
      <text:p text:style-name="P6"/>
      <text:p text:style-name="P6">y el sistema funciona del siguiente modo:</text:p>
      <text:p text:style-name="P6">- creamos un individuo en la posicion inicial 'A1'</text:p>
      <text:p text:style-name="P6">- una vez creado cumplira con su ciclo de vida, se reproducira generando todos sus hijos posibles.</text:p>
      <text:p text:style-name="P6">- y sus hijos haran lo mismo</text:p>
      <text:p text:style-name="P6">- <text:span text:style-name="T9">con el tiempo</text:span> nacera un individuo con posicion='H8', este individuo tiene la solucion al problema en su lista de antepasados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0:20:44.598000000</meta:creation-date>
    <dc:date>2025-07-02T15:45:43.903000000</dc:date>
    <meta:editing-duration>PT1H7M6S</meta:editing-duration>
    <meta:editing-cycles>10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68" meta:word-count="561" meta:character-count="3486" meta:non-whitespace-character-count="2959"/>
  </office:meta>
</office:document-meta>
</file>